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05cm" table:align="left"/>
    </style:style>
    <style:style style:name="Table1.A" style:family="table-column">
      <style:table-column-properties style:column-width="3.798cm"/>
    </style:style>
    <style:style style:name="Table1.B" style:family="table-column">
      <style:table-column-properties style:column-width="4.2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341cm" table:align="left"/>
    </style:style>
    <style:style style:name="Table2.A" style:family="table-column">
      <style:table-column-properties style:column-width="2.743cm"/>
    </style:style>
    <style:style style:name="Table2.B" style:family="table-column">
      <style:table-column-properties style:column-width="4.5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6.6cm" table:align="left"/>
    </style:style>
    <style:style style:name="Table3.A" style:family="table-column">
      <style:table-column-properties style:column-width="4.54cm"/>
    </style:style>
    <style:style style:name="Table3.B" style:family="table-column">
      <style:table-column-properties style:column-width="2.0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color="#c9211e" loext:opacity="100%" fo:font-size="14pt" officeooo:rsid="000d6a56" officeooo:paragraph-rsid="000d6a56" style:font-size-asian="14pt" style:font-size-complex="14pt"/>
    </style:style>
    <style:style style:name="P2" style:family="paragraph" style:parent-style-name="Heading_20_2">
      <style:text-properties fo:color="#c9211e" loext:opacity="100%" fo:font-size="20pt" officeooo:rsid="000d6a56" officeooo:paragraph-rsid="000d6a56" style:font-size-asian="17.5pt" style:font-size-complex="20pt"/>
    </style:style>
    <style:style style:name="P3" style:family="paragraph" style:parent-style-name="Heading_20_3">
      <style:text-properties fo:font-size="18pt" style:font-size-asian="18pt" style:font-size-complex="18pt"/>
    </style:style>
    <style:style style:name="P4" style:family="paragraph" style:parent-style-name="Heading_20_3">
      <style:text-properties fo:font-size="15pt" style:font-size-asian="15pt" style:font-size-complex="15pt"/>
    </style:style>
    <style:style style:name="P5" style:family="paragraph" style:parent-style-name="Heading_20_3">
      <style:text-properties fo:font-size="16pt" style:font-size-asian="16pt" style:font-size-complex="16pt"/>
    </style:style>
    <style:style style:name="P6" style:family="paragraph" style:parent-style-name="Quotations">
      <style:text-properties fo:font-size="14pt" style:font-size-asian="14pt" style:font-size-complex="14pt"/>
    </style:style>
    <style:style style:name="P7" style:family="paragraph" style:parent-style-name="Standard">
      <style:text-properties fo:color="#c9211e" loext:opacity="100%" fo:font-size="20pt" officeooo:rsid="000d6a56" officeooo:paragraph-rsid="000d6a56" style:font-size-asian="17.5pt" style:font-size-complex="20pt"/>
    </style:style>
    <style:style style:name="P8" style:family="paragraph" style:parent-style-name="Table_20_Contents">
      <style:text-properties fo:font-size="13pt" style:font-size-asian="13pt" style:font-size-complex="13pt"/>
    </style:style>
    <style:style style:name="P9" style:family="paragraph" style:parent-style-name="Table_20_Heading">
      <style:text-properties fo:font-size="13pt" style:font-size-asian="13pt" style:font-size-complex="13pt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 style:list-style-name="L1">
      <style:text-properties fo:font-size="14pt" style:font-size-asian="14pt" style:font-size-complex="14pt"/>
    </style:style>
    <style:style style:name="P12" style:family="paragraph" style:parent-style-name="Text_20_body" style:list-style-name="L2">
      <style:text-properties fo:font-size="14pt" style:font-size-asian="14pt" style:font-size-complex="14pt"/>
    </style:style>
    <style:style style:name="P13" style:family="paragraph" style:parent-style-name="Text_20_body" style:list-style-name="L3">
      <style:text-properties fo:font-size="14pt" style:font-size-asian="14pt" style:font-size-complex="14pt"/>
    </style:style>
    <style:style style:name="P14" style:family="paragraph" style:parent-style-name="Text_20_body" style:list-style-name="L12">
      <style:text-properties fo:font-size="14pt" style:font-size-asian="14pt" style:font-size-complex="14pt"/>
    </style:style>
    <style:style style:name="P15" style:family="paragraph" style:parent-style-name="Text_20_body" style:list-style-name="L11">
      <style:text-properties fo:font-size="14pt" style:font-size-asian="14pt" style:font-size-complex="14pt"/>
    </style:style>
    <style:style style:name="P16" style:family="paragraph" style:parent-style-name="Text_20_body" style:list-style-name="L10">
      <style:text-properties fo:font-size="14pt" style:font-size-asian="14pt" style:font-size-complex="14pt"/>
    </style:style>
    <style:style style:name="P17" style:family="paragraph" style:parent-style-name="Text_20_body" style:list-style-name="L9">
      <style:text-properties fo:font-size="14pt" style:font-size-asian="14pt" style:font-size-complex="14pt"/>
    </style:style>
    <style:style style:name="P18" style:family="paragraph" style:parent-style-name="Text_20_body" style:list-style-name="L8">
      <style:text-properties fo:font-size="14pt" style:font-size-asian="14pt" style:font-size-complex="14pt"/>
    </style:style>
    <style:style style:name="P19" style:family="paragraph" style:parent-style-name="Text_20_body" style:list-style-name="L7">
      <style:text-properties fo:font-size="14pt" style:font-size-asian="14pt" style:font-size-complex="14pt"/>
    </style:style>
    <style:style style:name="P20" style:family="paragraph" style:parent-style-name="Text_20_body" style:list-style-name="L6">
      <style:text-properties fo:font-size="14pt" style:font-size-asian="14pt" style:font-size-complex="14pt"/>
    </style:style>
    <style:style style:name="P21" style:family="paragraph" style:parent-style-name="Text_20_body" style:list-style-name="L5">
      <style:text-properties fo:font-size="14pt" style:font-size-asian="14pt" style:font-size-complex="14pt"/>
    </style:style>
    <style:style style:name="P22" style:family="paragraph" style:parent-style-name="Text_20_body" style:list-style-name="L4">
      <style:text-properties fo:font-size="14pt" style:font-size-asian="14pt" style:font-size-complex="14pt"/>
    </style:style>
    <style:style style:name="P23" style:family="paragraph" style:parent-style-name="Text_20_body" style:list-style-name="L15">
      <style:text-properties fo:font-size="14pt" officeooo:paragraph-rsid="00113dc1" style:font-size-asian="14pt" style:font-size-complex="14pt"/>
    </style:style>
    <style:style style:name="P24" style:family="paragraph" style:parent-style-name="Text_20_body" style:list-style-name="L13">
      <style:text-properties fo:font-size="15pt" style:font-size-asian="15pt" style:font-size-complex="15pt"/>
    </style:style>
    <style:style style:name="P25" style:family="paragraph" style:parent-style-name="Text_20_body">
      <style:text-properties fo:font-size="15pt" style:font-size-asian="15pt" style:font-size-complex="15pt"/>
    </style:style>
    <style:style style:name="P26" style:family="paragraph" style:parent-style-name="Text_20_body" style:list-style-name="L14">
      <style:text-properties fo:font-size="15pt" style:font-size-asian="15pt" style:font-size-complex="15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0fe55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N BUS :-INTERNALS:</text:p>
      <text:h text:style-name="P2" text:outline-level="2">1️⃣ <text:span text:style-name="Strong_20_Emphasis"><text:span text:style-name="T1">CAN Frame Structure (Classical CAN)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Field</text:p>
            </table:table-cell>
            <table:table-cell table:style-name="Table1.A1" office:value-type="string">
              <text:p text:style-name="P9">Size (bits)</text:p>
            </table:table-cell>
          </table:table-row>
        </table:table-header-rows>
        <table:table-row>
          <table:table-cell table:style-name="Table1.A1" office:value-type="string">
            <text:p text:style-name="P8">Start of Frame (SOF)</text:p>
          </table:table-cell>
          <table:table-cell table:style-name="Table1.A1" office:value-type="string">
            <text:p text:style-name="P8">1</text:p>
          </table:table-cell>
        </table:table-row>
        <table:table-row>
          <table:table-cell table:style-name="Table1.A1" office:value-type="string">
            <text:p text:style-name="P8">Arbitration</text:p>
          </table:table-cell>
          <table:table-cell table:style-name="Table1.A1" office:value-type="string">
            <text:p text:style-name="P8">11 or 29</text:p>
          </table:table-cell>
        </table:table-row>
        <table:table-row>
          <table:table-cell table:style-name="Table1.A1" office:value-type="string">
            <text:p text:style-name="P8">Control</text:p>
          </table:table-cell>
          <table:table-cell table:style-name="Table1.A1" office:value-type="string">
            <text:p text:style-name="P8">6</text:p>
          </table:table-cell>
        </table:table-row>
        <table:table-row>
          <table:table-cell table:style-name="Table1.A1" office:value-type="string">
            <text:p text:style-name="P8">Data Length Code</text:p>
          </table:table-cell>
          <table:table-cell table:style-name="Table1.A1" office:value-type="string">
            <text:p text:style-name="P8">4</text:p>
          </table:table-cell>
        </table:table-row>
        <table:table-row>
          <table:table-cell table:style-name="Table1.A1" office:value-type="string">
            <text:p text:style-name="P8">Data Field</text:p>
          </table:table-cell>
          <table:table-cell table:style-name="Table1.A1" office:value-type="string">
            <text:p text:style-name="P8">0-64 bits (0-8 bytes)</text:p>
          </table:table-cell>
        </table:table-row>
        <table:table-row>
          <table:table-cell table:style-name="Table1.A1" office:value-type="string">
            <text:p text:style-name="P8">CRC</text:p>
          </table:table-cell>
          <table:table-cell table:style-name="Table1.A1" office:value-type="string">
            <text:p text:style-name="P8">15 + 1 (CRC delimiter)</text:p>
          </table:table-cell>
        </table:table-row>
        <table:table-row>
          <table:table-cell table:style-name="Table1.A1" office:value-type="string">
            <text:p text:style-name="P8">ACK</text:p>
          </table:table-cell>
          <table:table-cell table:style-name="Table1.A1" office:value-type="string">
            <text:p text:style-name="P8">2</text:p>
          </table:table-cell>
        </table:table-row>
        <table:table-row>
          <table:table-cell table:style-name="Table1.A1" office:value-type="string">
            <text:p text:style-name="P8">End of Frame (EOF)</text:p>
          </table:table-cell>
          <table:table-cell table:style-name="Table1.A1" office:value-type="string">
            <text:p text:style-name="P8">7</text:p>
          </table:table-cell>
        </table:table-row>
        <table:table-row>
          <table:table-cell table:style-name="Table1.A1" office:value-type="string">
            <text:p text:style-name="P8">Inter-frame space</text:p>
          </table:table-cell>
          <table:table-cell table:style-name="Table1.A1" office:value-type="string">
            <text:p text:style-name="P8">~3</text:p>
          </table:table-cell>
        </table:table-row>
      </table:table>
      <text:p text:style-name="P10">For Standard CAN (11-bit ID), a full 8-byte data frame is usually:</text:p>
      <text:list xml:id="list291730511" text:style-name="L1">
        <text:list-item>
          <text:p text:style-name="P11">~111 bits total (with stuff bits excluded)</text:p>
        </text:list-item>
      </text:list>
      <text:p text:style-name="Text_20_body"><text:span text:style-name="T2">👉 But because of </text:span><text:span text:style-name="Strong_20_Emphasis"><text:span text:style-name="T2">bit stuffing</text:span></text:span><text:span text:style-name="T2">, usually we assume </text:span><text:span text:style-name="Strong_20_Emphasis"><text:span text:style-name="T2">around 120 to 130 bits per frame</text:span></text:span><text:span text:style-name="T2"> in worst case</text:span>.</text:p>
      <text:h text:style-name="Heading_20_2" text:outline-level="2">2️⃣ <text:span text:style-name="Strong_20_Emphasis">Frame Transmission Time Formula</text:span></text:h>
      <text:p text:style-name="P10"> Time BitsTransmission Time=BitrateTotal Bits​ </text:p>
      <text:p text:style-name="Text_20_body"><text:span text:style-name="T2">At </text:span><text:span text:style-name="Strong_20_Emphasis"><text:span text:style-name="T2">1 Mbps (1,000,000 bits/sec)</text:span></text:span><text:span text:style-name="T2">:</text:span></text:p>
      <text:p text:style-name="P10">If frame size ≈ 130 bits →</text:p>
      <text:p text:style-name="P10">T=1,000,000130​=130μs </text:p>
      <text:p text:style-name="P10">So one frame takes ~130 microseconds to transmit.</text:p>
      <text:h text:style-name="Heading_20_2" text:outline-level="2">3️⃣ <text:span text:style-name="Strong_20_Emphasis">Frames per Second</text:span></text:h>
      <text:p text:style-name="P10"> per secondFrames per second=1301,000,000​≈7,692frames/sec </text:p>
      <text:p text:style-name="Text_20_body"><text:span text:style-name="T2">So at maximum bus load, you can send around </text:span><text:span text:style-name="Strong_20_Emphasis"><text:span text:style-name="T2">7,600–7,700 full frames/sec</text:span></text:span><text:span text:style-name="T2">.</text:span></text:p>
      <text:h text:style-name="Heading_20_2" text:outline-level="2">4️⃣ <text:span text:style-name="Strong_20_Emphasis">Actual Data Throughput</text:span></text:h>
      <text:p text:style-name="P10">Since data field is max 8 bytes = 64 bits:</text:p>
      <text:p text:style-name="P10"> per secondPayload per second=7,692×8bytes≈61,500bytes/sec </text:p>
      <text:p text:style-name="Text_20_body"><text:soft-page-break/><text:span text:style-name="T2">So your actual </text:span><text:span text:style-name="Strong_20_Emphasis"><text:span text:style-name="T2">data throughput is around ~60 KB/s</text:span></text:span><text:span text:style-name="T2">, much less than 1 Mbps because of protocol overhead.</text:span></text:p>
      <text:h text:style-name="Heading_20_2" text:outline-level="2">🔧 <text:span text:style-name="Strong_20_Emphasis">In Interviews — You Can Say:</text:span></text:h>
      <text:p text:style-name="P6">At 1 Mbps, maximum theoretical payload is around 60–62 KB/s, due to protocol overhead, arbitration, bit stuffing, and inter-frame gaps.</text:p>
      <text:h text:style-name="P1" text:outline-level="1"><text:span text:style-name="T3">🔥 </text:span><text:span text:style-name="Strong_20_Emphasis"><text:span text:style-name="T3">CAN FD Frame Transmission Time Formula (Interview Hack)</text:span></text:span></text:h>
      <text:p text:style-name="P10">Transmission Time ≈ Arbitration Time + Data Phase Time + Overhead</text:p>
      <text:p text:style-name="P10">Let’s assume:</text:p>
      <text:list xml:id="list2891929157" text:style-name="L2">
        <text:list-item>
          <text:p text:style-name="P12">Arbitration bitrate = 1 Mbps</text:p>
        </text:list-item>
        <text:list-item>
          <text:p text:style-name="P12">Data phase bitrate = 8 Mbps</text:p>
        </text:list-item>
      </text:list>
      <text:p text:style-name="Text_20_body"><text:span text:style-name="Strong_20_Emphasis"><text:span text:style-name="T2">Example:</text:span></text:span><text:span text:style-name="T2"><text:line-break/>64 bytes = 512 bits (data phase)</text:span></text:p>
      <text:list xml:id="list2905290776" text:style-name="L3">
        <text:list-item>
          <text:p text:style-name="P13">Arbitration time ~50 bits (SOF + ID + control + CRC etc.)</text:p>
        </text:list-item>
        <text:list-item>
          <text:p text:style-name="P13">Data time = 512 / 8 Mbps = 64 µs</text:p>
        </text:list-item>
        <text:list-item>
          <text:p text:style-name="P13">Arbitration time = 50 / 1 Mbps = 50 µs</text:p>
        </text:list-item>
      </text:list>
      <text:p text:style-name="Text_20_body"><text:span text:style-name="Strong_20_Emphasis"><text:span text:style-name="T2">Total ≈ 50 µs + 64 µs = 114 µs per frame</text:span></text:span></text:p>
      <text:p text:style-name="P10">👉 This formula impresses interviewers if you calculate roughly on the spot.</text:p>
      <text:h text:style-name="Heading_20_1" text:outline-level="1">🔥 <text:span text:style-name="Strong_20_Emphasis">BONUS TIP: Golden Line to say in interview</text:span></text:h>
      <text:p text:style-name="P6">"CAN FD improves bus utilization by increasing payload to 64 bytes and using dual-bit-rate phases, while maintaining backward compatibility with Classical CAN — which is why it's now widely used in modern automotive systems."</text:p>
      <text:h text:style-name="P1" text:outline-level="1"><text:span text:style-name="T3">🚗 </text:span><text:span text:style-name="Strong_20_Emphasis"><text:span text:style-name="T3">CAN Protocol Quick Sheet (Interview Ready)</text:span></text:span></text:h>
      <text:h text:style-name="Heading_20_2" text:outline-level="2">🔧 <text:span text:style-name="Strong_20_Emphasis">Protocol Type</text:span></text:h>
      <text:list xml:id="list1299650782" text:style-name="L4">
        <text:list-item>
          <text:p text:style-name="P22">Serial, Multi-Master, Message-Based, Broadcast</text:p>
        </text:list-item>
        <text:list-item>
          <text:p text:style-name="P22"><text:soft-page-break/>ISO 11898 Standard</text:p>
        </text:list-item>
      </text:list>
      <text:h text:style-name="Heading_20_2" text:outline-level="2">🔧 <text:span text:style-name="Strong_20_Emphasis">Why Message-Based?</text:span></text:h>
      <text:list xml:id="list4040687341" text:style-name="L5">
        <text:list-item>
          <text:p text:style-name="P21">Data identified by Message ID (not node addresses)</text:p>
        </text:list-item>
        <text:list-item>
          <text:p text:style-name="P21">All nodes receive messages → filter based on ID</text:p>
        </text:list-item>
      </text:list>
      <text:h text:style-name="Heading_20_2" text:outline-level="2">🔧 <text:span text:style-name="Strong_20_Emphasis">Bus Speed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Protocol</text:p>
            </table:table-cell>
            <table:table-cell table:style-name="Table2.A1" office:value-type="string">
              <text:p text:style-name="P9">Max Bitrate</text:p>
            </table:table-cell>
          </table:table-row>
        </table:table-header-rows>
        <table:table-row>
          <table:table-cell table:style-name="Table2.A1" office:value-type="string">
            <text:p text:style-name="P8">Classical CAN</text:p>
          </table:table-cell>
          <table:table-cell table:style-name="Table2.A1" office:value-type="string">
            <text:p text:style-name="P8">1 Mbps</text:p>
          </table:table-cell>
        </table:table-row>
        <table:table-row>
          <table:table-cell table:style-name="Table2.A1" office:value-type="string">
            <text:p text:style-name="P8">CAN FD</text:p>
          </table:table-cell>
          <table:table-cell table:style-name="Table2.A1" office:value-type="string">
            <text:p text:style-name="P8">Arbitration: 1 Mbps <text:line-break/>Data Phase: up to 8 Mbps</text:p>
          </table:table-cell>
        </table:table-row>
      </table:table>
      <text:h text:style-name="Heading_20_2" text:outline-level="2">🔧 <text:span text:style-name="Strong_20_Emphasis">Frame Structure (Classical CAN)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Field</text:p>
            </table:table-cell>
            <table:table-cell table:style-name="Table3.A1" office:value-type="string">
              <text:p text:style-name="P9">Size</text:p>
            </table:table-cell>
          </table:table-row>
        </table:table-header-rows>
        <table:table-row>
          <table:table-cell table:style-name="Table3.A1" office:value-type="string">
            <text:p text:style-name="P8">SOF</text:p>
          </table:table-cell>
          <table:table-cell table:style-name="Table3.A1" office:value-type="string">
            <text:p text:style-name="P8">1 bit</text:p>
          </table:table-cell>
        </table:table-row>
        <table:table-row>
          <table:table-cell table:style-name="Table3.A1" office:value-type="string">
            <text:p text:style-name="P8">Arbitration (ID)</text:p>
          </table:table-cell>
          <table:table-cell table:style-name="Table3.A1" office:value-type="string">
            <text:p text:style-name="P8">11/29 bits</text:p>
          </table:table-cell>
        </table:table-row>
        <table:table-row>
          <table:table-cell table:style-name="Table3.A1" office:value-type="string">
            <text:p text:style-name="P8">Control</text:p>
          </table:table-cell>
          <table:table-cell table:style-name="Table3.A1" office:value-type="string">
            <text:p text:style-name="P8">6 bits</text:p>
          </table:table-cell>
        </table:table-row>
        <table:table-row>
          <table:table-cell table:style-name="Table3.A1" office:value-type="string">
            <text:p text:style-name="P8">Data Length Code (DLC)</text:p>
          </table:table-cell>
          <table:table-cell table:style-name="Table3.A1" office:value-type="string">
            <text:p text:style-name="P8">4 bits</text:p>
          </table:table-cell>
        </table:table-row>
        <table:table-row>
          <table:table-cell table:style-name="Table3.A1" office:value-type="string">
            <text:p text:style-name="P8">Data</text:p>
          </table:table-cell>
          <table:table-cell table:style-name="Table3.A1" office:value-type="string">
            <text:p text:style-name="P8">0–8 bytes</text:p>
          </table:table-cell>
        </table:table-row>
        <table:table-row>
          <table:table-cell table:style-name="Table3.A1" office:value-type="string">
            <text:p text:style-name="P8">CRC</text:p>
          </table:table-cell>
          <table:table-cell table:style-name="Table3.A1" office:value-type="string">
            <text:p text:style-name="P8">15 + 1 bits</text:p>
          </table:table-cell>
        </table:table-row>
        <table:table-row>
          <table:table-cell table:style-name="Table3.A1" office:value-type="string">
            <text:p text:style-name="P8">ACK</text:p>
          </table:table-cell>
          <table:table-cell table:style-name="Table3.A1" office:value-type="string">
            <text:p text:style-name="P8">2 bits</text:p>
          </table:table-cell>
        </table:table-row>
        <table:table-row>
          <table:table-cell table:style-name="Table3.A1" office:value-type="string">
            <text:p text:style-name="P8">EOF</text:p>
          </table:table-cell>
          <table:table-cell table:style-name="Table3.A1" office:value-type="string">
            <text:p text:style-name="P8">7 bits</text:p>
          </table:table-cell>
        </table:table-row>
        <table:table-row>
          <table:table-cell table:style-name="Table3.A1" office:value-type="string">
            <text:p text:style-name="P8">Inter-frame space</text:p>
          </table:table-cell>
          <table:table-cell table:style-name="Table3.A1" office:value-type="string">
            <text:p text:style-name="P8">~3 bits</text:p>
          </table:table-cell>
        </table:table-row>
      </table:table>
      <text:h text:style-name="Heading_20_2" text:outline-level="2">🔧 <text:span text:style-name="Strong_20_Emphasis">CAN FD Differences</text:span></text:h>
      <text:list xml:id="list590928158" text:style-name="L6">
        <text:list-item>
          <text:p text:style-name="P20">Data: Up to 64 bytes</text:p>
        </text:list-item>
        <text:list-item>
          <text:p text:style-name="P20">BRS (Bit Rate Switch): Faster data phase</text:p>
        </text:list-item>
        <text:list-item>
          <text:p text:style-name="P20">CRC: 17/21 bits</text:p>
        </text:list-item>
        <text:list-item>
          <text:p text:style-name="P20">Stuff Bit Counter (less bit stuffing)</text:p>
        </text:list-item>
        <text:list-item>
          <text:p text:style-name="P20">Better bus utilization</text:p>
        </text:list-item>
      </text:list>
      <text:h text:style-name="Heading_20_2" text:outline-level="2">🔧 <text:span text:style-name="Strong_20_Emphasis">Arbitration</text:span></text:h>
      <text:list xml:id="list2625367127" text:style-name="L7">
        <text:list-item>
          <text:p text:style-name="P19">Lower ID = Higher priority</text:p>
        </text:list-item>
        <text:list-item>
          <text:p text:style-name="P19">Dominant bit (0) wins over recessive bit (1)</text:p>
        </text:list-item>
        <text:list-item>
          <text:p text:style-name="P19"><text:soft-page-break/>Bitwise arbitration ensures collision-free bus</text:p>
        </text:list-item>
      </text:list>
      <text:h text:style-name="Heading_20_2" text:outline-level="2">🔧 <text:span text:style-name="Strong_20_Emphasis">Bit Stuffin</text:span><text:span text:style-name="Strong_20_Emphasis"><text:span text:style-name="T4">g</text:span></text:span></text:h>
      <text:list xml:id="list3112096031" text:style-name="L8">
        <text:list-item>
          <text:p text:style-name="P18">Insert opposite bit after 5 consecutive same bits</text:p>
        </text:list-item>
        <text:list-item>
          <text:p text:style-name="P18">Prevents clock drift</text:p>
        </text:list-item>
        <text:list-item>
          <text:p text:style-name="P18">Less stuffing in CAN FD due to Stuff Bit Counter</text:p>
        </text:list-item>
      </text:list>
      <text:h text:style-name="Heading_20_2" text:outline-level="2">🔧 <text:span text:style-name="Strong_20_Emphasis">Error Handling</text:span></text:h>
      <text:list xml:id="list2558953604" text:style-name="L9">
        <text:list-item>
          <text:p text:style-name="P17">CRC error</text:p>
        </text:list-item>
        <text:list-item>
          <text:p text:style-name="P17">Acknowledgement error</text:p>
        </text:list-item>
        <text:list-item>
          <text:p text:style-name="P17">Bit error</text:p>
        </text:list-item>
        <text:list-item>
          <text:p text:style-name="P17">Form error</text:p>
        </text:list-item>
        <text:list-item>
          <text:p text:style-name="P17">Stuff error</text:p>
        </text:list-item>
      </text:list>
      <text:p text:style-name="P10">Automatic retransmission on error detection.</text:p>
      <text:h text:style-name="Heading_20_2" text:outline-level="2">🔧 <text:span text:style-name="Strong_20_Emphasis">Common Applications</text:span></text:h>
      <text:list xml:id="list4117253036" text:style-name="L10">
        <text:list-item>
          <text:p text:style-name="P16">Automotive (ECUs, airbags, ABS, powertrain, sensors)</text:p>
        </text:list-item>
        <text:list-item>
          <text:p text:style-name="P16">Industrial automation</text:p>
        </text:list-item>
        <text:list-item>
          <text:p text:style-name="P16">Medical devices</text:p>
        </text:list-item>
        <text:list-item>
          <text:p text:style-name="P16">Avionics</text:p>
        </text:list-item>
      </text:list>
      <text:h text:style-name="Heading_20_2" text:outline-level="2">🔧 <text:span text:style-name="Strong_20_Emphasis">Advantages</text:span></text:h>
      <text:list xml:id="list1780168748" text:style-name="L11">
        <text:list-item>
          <text:p text:style-name="P15">Reliable, real-time communication</text:p>
        </text:list-item>
        <text:list-item>
          <text:p text:style-name="P15">Multi-master support</text:p>
        </text:list-item>
        <text:list-item>
          <text:p text:style-name="P15">Priority-based arbitration</text:p>
        </text:list-item>
        <text:list-item>
          <text:p text:style-name="P15">Error detection &amp; retransmission</text:p>
        </text:list-item>
        <text:list-item>
          <text:p text:style-name="P15">Easy to scale (add nodes without reconfig)</text:p>
        </text:list-item>
      </text:list>
      <text:p text:style-name="Text_20_body"><text:span text:style-name="T2">✅ </text:span><text:span text:style-name="Strong_20_Emphasis"><text:span text:style-name="T2">Golden Interview Line:</text:span></text:span></text:p>
      <text:p text:style-name="P6">"CAN ensures real-time, reliable, priority-based data transfer with error detection, while CAN FD extends this for high-bandwidth needs with larger payload and higher data phase speeds."</text:p>
      <text:h text:style-name="Heading_20_1" text:outline-level="1"><text:soft-page-break/>🔥 Bonus Formula</text:h>
      <text:p text:style-name="Text_20_body"><text:span text:style-name="Strong_20_Emphasis"><text:span text:style-name="T2">Frame Time = Arbitration Time + Data Phase Time + Overhead</text:span></text:span></text:p>
      <text:list xml:id="list2294056465" text:style-name="L12">
        <text:list-item>
          <text:p text:style-name="P14">Classical CAN: ~130 µs per full 8-byte frame at 1 Mbps</text:p>
        </text:list-item>
        <text:list-item>
          <text:p text:style-name="P14">CAN FD: ~110 µs for 64-byte frame at arbitration 1 Mbps, data 8 Mbp<text:span text:style-name="T4">s</text:span></text:p>
        </text:list-item>
      </text:list>
      <text:p text:style-name="P10"/>
      <text:h text:style-name="P3" text:outline-level="3">🔥 Trap 1:</text:h>
      <text:p text:style-name="Text_20_body"><text:span text:style-name="Strong_20_Emphasis"><text:span text:style-name="T6">Q:</text:span></text:span><text:span text:style-name="T6"> </text:span><text:span text:style-name="Emphasis"><text:span text:style-name="T6">How many devices can be connected to CAN?</text:span></text:span></text:p>
      <text:p text:style-name="Text_20_body"><text:span text:style-name="Strong_20_Emphasis"><text:span text:style-name="T6">Wrong answer:</text:span></text:span><text:span text:style-name="T6"> Unlimited.</text:span></text:p>
      <text:p text:style-name="Text_20_body"><text:span text:style-name="Strong_20_Emphasis"><text:span text:style-name="T6">Correct answer:</text:span></text:span></text:p>
      <text:list xml:id="list3283629893" text:style-name="L13">
        <text:list-item>
          <text:p text:style-name="P24">Theoretically many, practically limited by:</text:p>
          <text:list>
            <text:list-item>
              <text:p text:style-name="P24">Bus load</text:p>
            </text:list-item>
            <text:list-item>
              <text:p text:style-name="P24">Electrical characteristics</text:p>
            </text:list-item>
            <text:list-item>
              <text:p text:style-name="P24">Propagation delay</text:p>
            </text:list-item>
            <text:list-item>
              <text:p text:style-name="P24">Transceivers (typically 32 nodes per bus segment without repeater)</text:p>
            </text:list-item>
          </text:list>
        </text:list-item>
      </text:list>
      <text:p text:style-name="Text_20_body"><text:span text:style-name="T6">👉 </text:span><text:span text:style-name="Emphasis"><text:span text:style-name="T6">In real automotive: usually 30–50 ECUs per bus.</text:span></text:span></text:p>
      <text:h text:style-name="P5" text:outline-level="3">🔥 Trap 3:</text:h>
      <text:p text:style-name="Text_20_body"><text:span text:style-name="Strong_20_Emphasis"><text:span text:style-name="T6">Q:</text:span></text:span><text:span text:style-name="T6"> </text:span><text:span text:style-name="Emphasis"><text:span text:style-name="T6">Is CAN FD faster than Classical CAN?</text:span></text:span></text:p>
      <text:p text:style-name="Text_20_body"><text:span text:style-name="Strong_20_Emphasis"><text:span text:style-name="T6">Wrong answer:</text:span></text:span><text:span text:style-name="T6"> Yes, always.</text:span></text:p>
      <text:p text:style-name="Text_20_body"><text:span text:style-name="Strong_20_Emphasis"><text:span text:style-name="T6">Correct answer:</text:span></text:span></text:p>
      <text:list xml:id="list2888976287" text:style-name="L14">
        <text:list-item>
          <text:p text:style-name="P26">Arbitration phase still at 1 Mbps.</text:p>
        </text:list-item>
        <text:list-item>
          <text:p text:style-name="P26">Only data phase can go up to 8 Mbps.</text:p>
        </text:list-item>
        <text:list-item>
          <text:p text:style-name="P26">So actual throughput depends on payload size.</text:p>
        </text:list-item>
      </text:list>
      <text:h text:style-name="P4" text:outline-level="3">🔥 Trap 6:</text:h>
      <text:p text:style-name="Text_20_body"><text:span text:style-name="Strong_20_Emphasis"><text:span text:style-name="T2">Q:</text:span></text:span><text:span text:style-name="T2"> </text:span><text:span text:style-name="Emphasis"><text:span text:style-name="T2">Why bit stuffing is used?</text:span></text:span></text:p>
      <text:p text:style-name="Text_20_body"><text:span text:style-name="Strong_20_Emphasis"><text:span text:style-name="T2">Wrong answer:</text:span></text:span><text:span text:style-name="T2"> To separate frames.</text:span></text:p>
      <text:p text:style-name="Text_20_body"><text:span text:style-name="Strong_20_Emphasis"><text:span text:style-name="T2">Correct answer:</text:span></text:span></text:p>
      <text:list xml:id="list3978144904" text:style-name="L15">
        <text:list-item>
          <text:p text:style-name="P23">For synchronization.</text:p>
        </text:list-item>
        <text:list-item>
          <text:p text:style-name="P23"><text:soft-page-break/>Prevent long sequences of same bits which may desynchronize clock recovery circuits.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9:45:48.486611576</meta:creation-date>
    <dc:date>2025-06-16T02:31:29.658262499</dc:date>
    <meta:editing-duration>PT6H34M49S</meta:editing-duration>
    <meta:editing-cycles>4</meta:editing-cycles>
    <meta:generator>LibreOffice/7.3.7.2$Linux_X86_64 LibreOffice_project/30$Build-2</meta:generator>
    <meta:document-statistic meta:table-count="3" meta:image-count="0" meta:object-count="0" meta:page-count="6" meta:paragraph-count="149" meta:word-count="796" meta:character-count="4420" meta:non-whitespace-character-count="3789"/>
  </office:meta>
</office:document-meta>
</file>